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color="#000000"/>
    </style:style>
    <style:style style:name="T3" style:parent-style-name="DefaultParagraphFont" style:family="text">
      <style:text-properties fo:color="#000000" fo:language="en" fo:country="US"/>
    </style:style>
  </office:automatic-styles>
  <office:body>
    <office:text text:use-soft-page-breaks="true">
      <text:h text:style-name="P1" text:outline-level="1"><text:bookmark-start text:name="_64owy6tyy2uc"/><text:bookmark-end text:name="_64owy6tyy2uc"/>My Greatest Challenge</text:h>
      <text:p text:style-name="Standard"/>
      <text:p text:style-name="Standard">In this endeavor, my biggest challenge will be to “put in the time” which the course required.</text:p>
      <text:p text:style-name="Standard">Since I’m going to be working full time while I’m taking the 3 months long Bootcamp session,</text:p>
      <text:p text:style-name="Standard">I’m sure the two will<text:s/>consume each other’s time and I’m afraid it is going to take all my energy</text:p>
      <text:p text:style-name="Standard">To make things work.</text:p>
      <text:p text:style-name="Standard"><text:span text:style-name="T2">But through my strong will to be the person I want to be, perseverance, and consistency to change my future, I shall see myself through it all!</text:span><text:span text:style-name="T3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edla Betsuan</dc:creator>
    <meta:creation-date>2019-11-30T22:53:00Z</meta:creation-date>
    <dc:date>2019-11-30T22:54:00Z</dc:date>
    <meta:template xlink:href="Normal" xlink:type="simple"/>
    <meta:editing-cycles>3</meta:editing-cycles>
    <meta:editing-duration>PT60S</meta:editing-duration>
    <meta:document-statistic meta:page-count="1" meta:paragraph-count="1" meta:word-count="70" meta:character-count="473" meta:row-count="3" meta:non-whitespace-character-count="404"/>
  </office:meta>
</office:document-meta>
</file>